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Viikkoraportti 30.5</text:h>
      <text:p text:style-name="P1"/>
      <text:p text:style-name="Text_20_body">Tällä viikolla en ole ehtinyt juurikaan viemään työtä eteenpäin muuttohäslingin takia. Testejä tein muutamia lisää ja hioin koodia sieltä täältä. Algortiminkin kanssa on edelleen vaikeuksia, mutta paikansin ongelman: Polku ei jostain syystä tallennu oikein, koodin 'oikeellisuudesta' (verrattuna Tiran luontomonisteen pseudokoodeihin) huolimatta. Polun tallennukseen käytettävässä taulukossa syntyy kaksi eri klusteria 'polkuja', yksi maalisolmun ja toinen aloitussolmun ympäristöön. Näiden välissä on useampia ruutuja tyhjää.</text:p>
      <text:p text:style-name="Text_20_body"/>
      <text:p text:style-name="Text_20_body">Tällä hetkellä tuntuu, että harjoitustyö voi hyvinkin jäädä torsoksi: ohjelma on edistynyt todella hitaasti viimeiset pari viikkoa, ja kesäkuun alun erilliskoe muuttuikin erilliskokeeksi ja kahdeksi uusinnak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5-16T16:41:17.06</meta:creation-date>
    <dc:date>2013-05-30T22:43:06.02</dc:date>
    <dc:creator>Lauri Lode</dc:creator>
    <meta:editing-duration>PT12M50S</meta:editing-duration>
    <meta:editing-cycles>1</meta:editing-cycles>
    <meta:generator>OpenOffice.org/3.3$Win32 OpenOffice.org_project/330m20$Build-9567</meta:generator>
    <meta:document-statistic meta:table-count="0" meta:image-count="0" meta:object-count="0" meta:page-count="1" meta:paragraph-count="3" meta:word-count="90" meta:character-count="755"/>
  </office:meta>
</office:document-meta>
</file>